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color="#ff0000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font-style="italic" style:font-style-asian="italic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3d2f" style:font-weight-asian="bold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402b8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23d2f"/>
    </style:style>
    <style:style style:name="T8" style:family="text">
      <style:text-properties officeooo:rsid="000402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DOCUMENT</text:span><text:span text:style-name="T1"> DE CONSENTIMENT </text:span><text:span text:style-name="T2">I</text:span><text:span text:style-name="T1"> POLÍTICA DE PRIVACI</text:span><text:span text:style-name="T2">T</text:span><text:span text:style-name="T1">A</text:span><text:span text:style-name="T2">T</text:span><text:span text:style-name="T1"> P</text:span><text:span text:style-name="T2">E</text:span><text:span text:style-name="T1">R A FORMULAR</text:span><text:span text:style-name="T2">I</text:span><text:span text:style-name="T1">S</text:span></text:p>
      <text:p text:style-name="P4"><text:span text:style-name="T3"/></text:p>
      <text:p text:style-name="P4"/>
      <text:p text:style-name="P4"><text:span text:style-name="T7">MMDA </text:span>S.L. utili<text:span text:style-name="T7">t</text:span>zar<text:span text:style-name="T7">à</text:span> l<text:span text:style-name="T7">a</text:span> informació proporcionada en <text:span text:style-name="T7">aquest</text:span> formulari p<text:span text:style-name="T7">e</text:span>r a <text:span text:style-name="T7">les diferents entregues i ingressos per a les diferents localitats. </text:span>El tra<text:span text:style-name="T8">c</text:span>tament de l<text:span text:style-name="T7">e</text:span>s da<text:span text:style-name="T7">de</text:span>s <text:span text:style-name="T7">es</text:span> basa <text:span text:style-name="T8">en l’RGPD</text:span>. <text:span text:style-name="T7">L’</text:span> encar<text:span text:style-name="T7">re</text:span>ga<text:span text:style-name="T7">t</text:span> de l<text:span text:style-name="T7">e</text:span>s da<text:span text:style-name="T7">de</text:span>s, <text:span text:style-name="T7">Daniel Rodríguez Armas, les controla en el servidor local i al núvol</text:span>. <text:span text:style-name="T7">Vostè</text:span> t<text:span text:style-name="T7">é</text:span> dre<text:span text:style-name="T7">t a</text:span> l’acc<text:span text:style-name="T8">és</text:span>, rectificació, supresió, limitació, oposició <text:span text:style-name="T7">i</text:span> portabili<text:span text:style-name="T7">t</text:span>a<text:span text:style-name="T7">t</text:span> de l<text:span text:style-name="T7">e</text:span>s da<text:span text:style-name="T7">de</text:span>s tra<text:span text:style-name="T8">c</text:span>tad<text:span text:style-name="T7">e</text:span>s. P<text:span text:style-name="T7">ot</text:span> e<text:span text:style-name="T7">x</text:span>erc<text:span text:style-name="T7">i</text:span>r <text:span text:style-name="T7">aquests drets fent clic als enllaços al peu de pàgina de qualsevol correu electrònic que rebi de nosaltres, o comunicant-se amb nosaltres a info</text:span>@<text:span text:style-name="T8">mmda</text:span>.<text:span text:style-name="T8">es.</text:span> P<text:span text:style-name="T8">er a obtenir més informació visiti la nostra</text:span> <text:span text:style-name="T4">Política de Privaci</text:span><text:span text:style-name="T5">t</text:span><text:span text:style-name="T4">a</text:span><text:span text:style-name="T5">t.</text:span></text:p>
      <text:p text:style-name="P4"/>
      <text:p text:style-name="P4">𖭳 Acepto la Política de Privaci<text:span text:style-name="T8">t</text:span>a<text:span text:style-name="T8">t</text:span></text:p>
      <text:p text:style-name="P2"/>
      <text:p text:style-name="P3"/>
      <text:p text:style-name="P1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19:50:06.519062089</dc:date>
    <meta:editing-duration>PT9M59S</meta:editing-duration>
    <meta:editing-cycles>1</meta:editing-cycles>
    <meta:document-statistic meta:table-count="0" meta:image-count="0" meta:object-count="0" meta:page-count="1" meta:paragraph-count="3" meta:word-count="115" meta:character-count="730" meta:non-whitespace-character-count="618"/>
    <meta:generator>LibreOffice/6.0.3.2$Linux_X86_64 LibreOffice_project/00m0$Build-2</meta:generator>
  </office:meta>
</office:document-meta>
</file>